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0.8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mulation_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V_V1</text:p>
          </table:table-cell>
          <table:table-cell/>
          <table:table-cell office:value-type="string" calcext:value-type="string">
            <text:p>V(U1:OUT)</text:p>
          </table:table-cell>
          <table:table-cell table:number-columns-repeated="15"/>
          <table:table-cell office:value-type="string" calcext:value-type="string">
            <text:p>V(U1:OUT)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-5.985274850517E-020" calcext:value-type="float">
            <text:p>-5.985274850517E-2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0.00000004720487276215" calcext:value-type="float">
            <text:p>4.720487276215E-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0000002334010689052" calcext:value-type="float">
            <text:p>2.334010689052E-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0000006088802939555" calcext:value-type="float">
            <text:p>6.088802939555E-0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000001006497124673" calcext:value-type="float">
            <text:p>1.006497124673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000001267463990811" calcext:value-type="float">
            <text:p>1.267463990811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000001483959400235" calcext:value-type="float">
            <text:p>1.483959400235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000001485158177426" calcext:value-type="float">
            <text:p>1.485158177426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00000148634633447" calcext:value-type="float">
            <text:p>1.48634633447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000001487519053209" calcext:value-type="float">
            <text:p>1.487519053209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0.000001488675562319" calcext:value-type="float">
            <text:p>1.488675562319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1" calcext:value-type="float">
            <text:p>1.1</text:p>
          </table:table-cell>
          <table:table-cell/>
          <table:table-cell office:value-type="float" office:value="0.000001489807893078" calcext:value-type="float">
            <text:p>1.489807893078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/>
          <table:table-cell office:value-type="float" office:value="0.00000149091644201" calcext:value-type="float">
            <text:p>1.49091644201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3" calcext:value-type="float">
            <text:p>1.3</text:p>
          </table:table-cell>
          <table:table-cell/>
          <table:table-cell office:value-type="float" office:value="0.000001491986916495" calcext:value-type="float">
            <text:p>1.491986916495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/>
          <table:table-cell office:value-type="float" office:value="0.000001493012651503" calcext:value-type="float">
            <text:p>1.493012651503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/>
          <table:table-cell office:value-type="float" office:value="0.000001493980825952" calcext:value-type="float">
            <text:p>1.493980825952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/>
          <table:table-cell office:value-type="float" office:value="0.00000149488040819" calcext:value-type="float">
            <text:p>1.49488040819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7" calcext:value-type="float">
            <text:p>1.7</text:p>
          </table:table-cell>
          <table:table-cell/>
          <table:table-cell office:value-type="float" office:value="0.000001495686438244" calcext:value-type="float">
            <text:p>1.495686438244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/>
          <table:table-cell office:value-type="float" office:value="0.000001496376896945" calcext:value-type="float">
            <text:p>1.496376896945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1.9" calcext:value-type="float">
            <text:p>1.9</text:p>
          </table:table-cell>
          <table:table-cell/>
          <table:table-cell office:value-type="float" office:value="0.000001496944476087" calcext:value-type="float">
            <text:p>1.496944476087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0.000001497490552045" calcext:value-type="float">
            <text:p>1.497490552045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1" calcext:value-type="float">
            <text:p>2.1</text:p>
          </table:table-cell>
          <table:table-cell/>
          <table:table-cell office:value-type="float" office:value="0.000001499302500878" calcext:value-type="float">
            <text:p>1.499302500878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2" calcext:value-type="float">
            <text:p>2.2</text:p>
          </table:table-cell>
          <table:table-cell/>
          <table:table-cell office:value-type="float" office:value="0.000001518275690501" calcext:value-type="float">
            <text:p>1.518275690501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3" calcext:value-type="float">
            <text:p>2.3</text:p>
          </table:table-cell>
          <table:table-cell/>
          <table:table-cell office:value-type="float" office:value="0.000001797109566165" calcext:value-type="float">
            <text:p>1.797109566165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/>
          <table:table-cell office:value-type="float" office:value="0.000008189098371028" calcext:value-type="float">
            <text:p>8.189098371028E-0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0.0002880197422743" calcext:value-type="float">
            <text:p>0.00028801974227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6" calcext:value-type="float">
            <text:p>2.6</text:p>
          </table:table-cell>
          <table:table-cell/>
          <table:table-cell office:value-type="float" office:value="0.004768796273848" calcext:value-type="float">
            <text:p>0.00476879627384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7" calcext:value-type="float">
            <text:p>2.7</text:p>
          </table:table-cell>
          <table:table-cell/>
          <table:table-cell office:value-type="float" office:value="0.02687444785604" calcext:value-type="float">
            <text:p>0.026874447856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/>
          <table:table-cell office:value-type="float" office:value="0.08727876944759" calcext:value-type="float">
            <text:p>0.0872787694475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2.9" calcext:value-type="float">
            <text:p>2.9</text:p>
          </table:table-cell>
          <table:table-cell/>
          <table:table-cell office:value-type="float" office:value="0.2096157813208" calcext:value-type="float">
            <text:p>0.20961578132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.762160466601" calcext:value-type="float">
            <text:p>1.7621604666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1" calcext:value-type="float">
            <text:p>3.1</text:p>
          </table:table-cell>
          <table:table-cell/>
          <table:table-cell office:value-type="float" office:value="1.85964360962" calcext:value-type="float">
            <text:p>1.859643609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/>
          <table:table-cell office:value-type="float" office:value="1.957274300011" calcext:value-type="float">
            <text:p>1.95727430001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2.055028548322" calcext:value-type="float">
            <text:p>2.05502854832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4" calcext:value-type="float">
            <text:p>3.4</text:p>
          </table:table-cell>
          <table:table-cell/>
          <table:table-cell office:value-type="float" office:value="2.152884700169" calcext:value-type="float">
            <text:p>2.15288470016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5" calcext:value-type="float">
            <text:p>3.5</text:p>
          </table:table-cell>
          <table:table-cell/>
          <table:table-cell office:value-type="float" office:value="2.250824137089" calcext:value-type="float">
            <text:p>2.2508241370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/>
          <table:table-cell office:value-type="float" office:value="2.348833578385" calcext:value-type="float">
            <text:p>2.34883357838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7" calcext:value-type="float">
            <text:p>3.7</text:p>
          </table:table-cell>
          <table:table-cell/>
          <table:table-cell office:value-type="float" office:value="2.446906036773" calcext:value-type="float">
            <text:p>2.44690603677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8" calcext:value-type="float">
            <text:p>3.8</text:p>
          </table:table-cell>
          <table:table-cell/>
          <table:table-cell office:value-type="float" office:value="2.545038740365" calcext:value-type="float">
            <text:p>2.54503874036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3.9" calcext:value-type="float">
            <text:p>3.9</text:p>
          </table:table-cell>
          <table:table-cell/>
          <table:table-cell office:value-type="float" office:value="2.643230250801" calcext:value-type="float">
            <text:p>2.6432302508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.741478879415" calcext:value-type="float">
            <text:p>2.74147887941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.1" calcext:value-type="float">
            <text:p>4.1</text:p>
          </table:table-cell>
          <table:table-cell/>
          <table:table-cell office:value-type="float" office:value="2.839782343384" calcext:value-type="float">
            <text:p>2.83978234338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.2" calcext:value-type="float">
            <text:p>4.2</text:p>
          </table:table-cell>
          <table:table-cell/>
          <table:table-cell office:value-type="float" office:value="2.938137912499" calcext:value-type="float">
            <text:p>2.93813791249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.3" calcext:value-type="float">
            <text:p>4.3</text:p>
          </table:table-cell>
          <table:table-cell/>
          <table:table-cell office:value-type="float" office:value="3.036542632135" calcext:value-type="float">
            <text:p>3.03654263213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.4" calcext:value-type="float">
            <text:p>4.4</text:p>
          </table:table-cell>
          <table:table-cell/>
          <table:table-cell office:value-type="float" office:value="3.134993355086" calcext:value-type="float">
            <text:p>3.13499335508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.5" calcext:value-type="float">
            <text:p>4.5</text:p>
          </table:table-cell>
          <table:table-cell/>
          <table:table-cell office:value-type="float" office:value="3.233485379178" calcext:value-type="float">
            <text:p>3.2334853791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float" office:value="3.332007632903" calcext:value-type="float">
            <text:p>3.3320076329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.7" calcext:value-type="float">
            <text:p>4.7</text:p>
          </table:table-cell>
          <table:table-cell/>
          <table:table-cell office:value-type="float" office:value="3.430555190562" calcext:value-type="float">
            <text:p>3.43055519056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.8" calcext:value-type="float">
            <text:p>4.8</text:p>
          </table:table-cell>
          <table:table-cell/>
          <table:table-cell office:value-type="float" office:value="3.529133746595" calcext:value-type="float">
            <text:p>3.52913374659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4.9" calcext:value-type="float">
            <text:p>4.9</text:p>
          </table:table-cell>
          <table:table-cell/>
          <table:table-cell office:value-type="float" office:value="3.627745140323" calcext:value-type="float">
            <text:p>3.6277451403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.726388545745" calcext:value-type="float">
            <text:p>3.72638854574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1" calcext:value-type="float">
            <text:p>5.1</text:p>
          </table:table-cell>
          <table:table-cell/>
          <table:table-cell office:value-type="float" office:value="3.825062318661" calcext:value-type="float">
            <text:p>3.82506231866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2" calcext:value-type="float">
            <text:p>5.2</text:p>
          </table:table-cell>
          <table:table-cell/>
          <table:table-cell office:value-type="float" office:value="3.923764450038" calcext:value-type="float">
            <text:p>3.9237644500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3" calcext:value-type="float">
            <text:p>5.3</text:p>
          </table:table-cell>
          <table:table-cell/>
          <table:table-cell office:value-type="float" office:value="4.0224924492" calcext:value-type="float">
            <text:p>4.022492449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4" calcext:value-type="float">
            <text:p>5.4</text:p>
          </table:table-cell>
          <table:table-cell/>
          <table:table-cell office:value-type="float" office:value="4.121242640857" calcext:value-type="float">
            <text:p>4.1212426408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5" calcext:value-type="float">
            <text:p>5.5</text:p>
          </table:table-cell>
          <table:table-cell/>
          <table:table-cell office:value-type="float" office:value="4.220008446478" calcext:value-type="float">
            <text:p>4.2200084464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6" calcext:value-type="float">
            <text:p>5.6</text:p>
          </table:table-cell>
          <table:table-cell/>
          <table:table-cell office:value-type="float" office:value="4.318775826303" calcext:value-type="float">
            <text:p>4.3187758263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7" calcext:value-type="float">
            <text:p>5.7</text:p>
          </table:table-cell>
          <table:table-cell/>
          <table:table-cell office:value-type="float" office:value="4.417512568476" calcext:value-type="float">
            <text:p>4.41751256847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8" calcext:value-type="float">
            <text:p>5.8</text:p>
          </table:table-cell>
          <table:table-cell/>
          <table:table-cell office:value-type="float" office:value="4.516141766089" calcext:value-type="float">
            <text:p>4.51614176608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5.9" calcext:value-type="float">
            <text:p>5.9</text:p>
          </table:table-cell>
          <table:table-cell/>
          <table:table-cell office:value-type="float" office:value="4.614477408412" calcext:value-type="float">
            <text:p>4.61447740841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.712069335678" calcext:value-type="float">
            <text:p>4.71206933567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.1" calcext:value-type="float">
            <text:p>6.1</text:p>
          </table:table-cell>
          <table:table-cell/>
          <table:table-cell office:value-type="float" office:value="4.807832140628" calcext:value-type="float">
            <text:p>4.80783214062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.2" calcext:value-type="float">
            <text:p>6.2</text:p>
          </table:table-cell>
          <table:table-cell/>
          <table:table-cell office:value-type="float" office:value="4.899118668418" calcext:value-type="float">
            <text:p>4.89911866841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.3" calcext:value-type="float">
            <text:p>6.3</text:p>
          </table:table-cell>
          <table:table-cell/>
          <table:table-cell office:value-type="float" office:value="4.978668131705" calcext:value-type="float">
            <text:p>4.97866813170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.4" calcext:value-type="float">
            <text:p>6.4</text:p>
          </table:table-cell>
          <table:table-cell/>
          <table:table-cell office:value-type="float" office:value="5.023979866003" calcext:value-type="float">
            <text:p>5.02397986600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.5" calcext:value-type="float">
            <text:p>6.5</text:p>
          </table:table-cell>
          <table:table-cell/>
          <table:table-cell office:value-type="float" office:value="5.03000724846" calcext:value-type="float">
            <text:p>5.030007248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.6" calcext:value-type="float">
            <text:p>6.6</text:p>
          </table:table-cell>
          <table:table-cell/>
          <table:table-cell office:value-type="float" office:value="5.030408495825" calcext:value-type="float">
            <text:p>5.0304084958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.7" calcext:value-type="float">
            <text:p>6.7</text:p>
          </table:table-cell>
          <table:table-cell/>
          <table:table-cell office:value-type="float" office:value="5.030612573491" calcext:value-type="float">
            <text:p>5.03061257349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.8" calcext:value-type="float">
            <text:p>6.8</text:p>
          </table:table-cell>
          <table:table-cell/>
          <table:table-cell office:value-type="float" office:value="5.030782642808" calcext:value-type="float">
            <text:p>5.0307826428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6.9" calcext:value-type="float">
            <text:p>6.9</text:p>
          </table:table-cell>
          <table:table-cell/>
          <table:table-cell office:value-type="float" office:value="5.030940744953" calcext:value-type="float">
            <text:p>5.03094074495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5.031094098821" calcext:value-type="float">
            <text:p>5.0310940988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office:value-type="float" office:value="5.031245843868" calcext:value-type="float">
            <text:p>5.03124584386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.2" calcext:value-type="float">
            <text:p>7.2</text:p>
          </table:table-cell>
          <table:table-cell/>
          <table:table-cell office:value-type="float" office:value="5.03139658621" calcext:value-type="float">
            <text:p>5.0313965862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.3" calcext:value-type="float">
            <text:p>7.3</text:p>
          </table:table-cell>
          <table:table-cell/>
          <table:table-cell office:value-type="float" office:value="5.031547260432" calcext:value-type="float">
            <text:p>5.03154726043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float" office:value="5.031697409138" calcext:value-type="float">
            <text:p>5.03169740913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/>
          <table:table-cell office:value-type="float" office:value="5.031847618337" calcext:value-type="float">
            <text:p>5.0318476183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.6" calcext:value-type="float">
            <text:p>7.6</text:p>
          </table:table-cell>
          <table:table-cell/>
          <table:table-cell office:value-type="float" office:value="5.031997466225" calcext:value-type="float">
            <text:p>5.03199746622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.7" calcext:value-type="float">
            <text:p>7.7</text:p>
          </table:table-cell>
          <table:table-cell/>
          <table:table-cell office:value-type="float" office:value="5.03214745104" calcext:value-type="float">
            <text:p>5.0321474510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.8" calcext:value-type="float">
            <text:p>7.8</text:p>
          </table:table-cell>
          <table:table-cell/>
          <table:table-cell office:value-type="float" office:value="5.03229706375" calcext:value-type="float">
            <text:p>5.0322970637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7.9" calcext:value-type="float">
            <text:p>7.9</text:p>
          </table:table-cell>
          <table:table-cell/>
          <table:table-cell office:value-type="float" office:value="5.032446769156" calcext:value-type="float">
            <text:p>5.0324467691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.032596200514" calcext:value-type="float">
            <text:p>5.03259620051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1" calcext:value-type="float">
            <text:p>8.1</text:p>
          </table:table-cell>
          <table:table-cell/>
          <table:table-cell office:value-type="float" office:value="5.032745693154" calcext:value-type="float">
            <text:p>5.03274569315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2" calcext:value-type="float">
            <text:p>8.2</text:p>
          </table:table-cell>
          <table:table-cell/>
          <table:table-cell office:value-type="float" office:value="5.032894827101" calcext:value-type="float">
            <text:p>5.03289482710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3" calcext:value-type="float">
            <text:p>8.3</text:p>
          </table:table-cell>
          <table:table-cell/>
          <table:table-cell office:value-type="float" office:value="5.033044103823" calcext:value-type="float">
            <text:p>5.03304410382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4" calcext:value-type="float">
            <text:p>8.4</text:p>
          </table:table-cell>
          <table:table-cell/>
          <table:table-cell office:value-type="float" office:value="5.033193001263" calcext:value-type="float">
            <text:p>5.03319300126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/>
          <table:table-cell office:value-type="float" office:value="5.033342001246" calcext:value-type="float">
            <text:p>5.03334200124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6" calcext:value-type="float">
            <text:p>8.6</text:p>
          </table:table-cell>
          <table:table-cell/>
          <table:table-cell office:value-type="float" office:value="5.033490723788" calcext:value-type="float">
            <text:p>5.03349072378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7" calcext:value-type="float">
            <text:p>8.7</text:p>
          </table:table-cell>
          <table:table-cell/>
          <table:table-cell office:value-type="float" office:value="5.033639509093" calcext:value-type="float">
            <text:p>5.0336395090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8" calcext:value-type="float">
            <text:p>8.8</text:p>
          </table:table-cell>
          <table:table-cell/>
          <table:table-cell office:value-type="float" office:value="5.033787937308" calcext:value-type="float">
            <text:p>5.03378793730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8.9" calcext:value-type="float">
            <text:p>8.9</text:p>
          </table:table-cell>
          <table:table-cell/>
          <table:table-cell office:value-type="float" office:value="5.033936508293" calcext:value-type="float">
            <text:p>5.03393650829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.034084697187" calcext:value-type="float">
            <text:p>5.03408469718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0T19:34:35.544235777</dc:date>
    <meta:editing-duration>PT1M31S</meta:editing-duration>
    <meta:editing-cycles>1</meta:editing-cycles>
    <meta:document-statistic meta:table-count="1" meta:cell-count="185" meta:object-count="0"/>
    <meta:generator>LibreOffice/7.1.6.2$Linux_X86_64 LibreOffice_project/10$Build-2</meta:generator>
  </office:meta>
</office:document-meta>
</file>